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ProtocolHandler.createResponseObjectFactory( ProtocolState th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tocolHandl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tocolHandler.cre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tocolHandler.runTest( Test theDelegatedTest , Test theWrappedTest , 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ProtocolHandler.afterTest( ProtocolState th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ProtocolHandler.JmsProtocolHandler( Jms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tocolHandler.getCurrentTestName( Test theDelegated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